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Times New Roman1" svg:font-family="'Times New Roman', serif"/>
    <style:font-face style:name=".AppleSystemUIFont" svg:font-family=".AppleSystemUIFon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Nom :</text:p>
      <text:p text:style-name="Standard">Prénom :</text:p>
      <text:p text:style-name="Standard">Matricule :</text:p>
      <text:p text:style-name="Standard">Groupe :</text:p>
      <text:p text:style-name="Standard">Poste de travail : </text:p>
      <text:p text:style-name="Standard"/>
      <text:p text:style-name="Standard"/>
      <text:p text:style-name="P1">Laboratoire 5 : charge et décharge du condensateur</text:p>
      <text:p text:style-name="P1"/>
      <text:p text:style-name="P3">Répondre aux questions ci-dessous.</text:p>
      <text:p text:style-name="P2"/>
      <text:p text:style-name="P2">Expliquez les points suivants dans le rapport :</text:p>
      <text:p text:style-name="P2"/>
      <text:p text:style-name="P2"/>
      <text:p text:style-name="P2">Dans le cadre de l'étude du circuit RC, justifiez par calcul votre choix de fréquence pour le signal carré.</text:p>
      <text:p text:style-name="P2"/>
      <text:p text:style-name="P2"/>
      <text:p text:style-name="P2">Dans le cadre de l'étude du circuit RC, expliquez pourquoi ln V(t) est linéaire et comparez la valeur de la constante de temps obtenue par vos mesures à celle obtenue en mesurant la résistance et la capacité à l'aide du multimètre. </text:p>
      <text:p text:style-name="P2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Times New Roman1" svg:font-family="'Times New Roman', serif"/>
    <style:font-face style:name=".AppleSystemUIFont" svg:font-family=".AppleSystemUIFont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0T11:28:37</meta:creation-date>
    <dc:date>2021-04-20T14:50:10</dc:date>
    <meta:editing-duration>PT41M27S</meta:editing-duration>
    <meta:editing-cycles>8</meta:editing-cycles>
    <meta:generator>OpenOffice/4.1.9$Unix OpenOffice.org_project/419m1$Build-9805</meta:generator>
    <meta:document-statistic meta:table-count="0" meta:image-count="0" meta:object-count="0" meta:page-count="1" meta:paragraph-count="10" meta:word-count="92" meta:character-count="521"/>
  </office:meta>
</office:document-meta>
</file>